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5.6cm" table:align="left"/>
    </style:style>
    <style:style style:name="표1.A" style:family="table-column">
      <style:table-column-properties style:column-width="0.762cm"/>
    </style:style>
    <style:style style:name="표1.B" style:family="table-column">
      <style:table-column-properties style:column-width="4.838cm"/>
    </style:style>
    <style:style style:name="표1.A1" style:family="table-cell">
      <style:table-cell-properties style:vertical-align="middle" fo:padding="0cm" fo:border="none"/>
    </style:style>
    <style:style style:name="표1.B1" style:family="table-cell">
      <style:table-cell-properties fo:padding="0.049cm" fo:border="none"/>
    </style:style>
    <style:style style:name="P1" style:family="paragraph" style:parent-style-name="Standard">
      <style:text-properties fo:font-size="16pt" officeooo:rsid="00046250" officeooo:paragraph-rsid="00046250" style:font-size-asian="14pt" style:font-size-complex="16pt"/>
    </style:style>
    <style:style style:name="P2" style:family="paragraph" style:parent-style-name="Standard">
      <style:text-properties fo:font-size="16pt" officeooo:rsid="0005ee96" officeooo:paragraph-rsid="0005ee96" style:font-size-asian="14pt" style:font-size-complex="16pt"/>
    </style:style>
    <style:style style:name="P3" style:family="paragraph" style:parent-style-name="Standard">
      <style:text-properties fo:font-size="16pt" officeooo:rsid="0007b43e" officeooo:paragraph-rsid="0007b43e" style:font-size-asian="14pt" style:font-size-complex="16pt"/>
    </style:style>
    <style:style style:name="P4" style:family="paragraph" style:parent-style-name="Standard">
      <style:text-properties fo:font-size="16pt" officeooo:rsid="0007b43e" officeooo:paragraph-rsid="0009ce57" style:font-size-asian="14pt" style:font-size-complex="16pt"/>
    </style:style>
    <style:style style:name="P5" style:family="paragraph" style:parent-style-name="Standard">
      <style:text-properties fo:font-size="16pt" officeooo:rsid="000e342e" officeooo:paragraph-rsid="000e342e" style:font-size-asian="14pt" style:font-size-complex="16pt"/>
    </style:style>
    <style:style style:name="P6" style:family="paragraph" style:parent-style-name="Standard">
      <style:text-properties fo:font-size="16pt" officeooo:paragraph-rsid="00046250"/>
    </style:style>
    <style:style style:name="P7" style:family="paragraph" style:parent-style-name="Standard">
      <style:text-properties fo:font-size="16pt" officeooo:paragraph-rsid="0005ee96"/>
    </style:style>
    <style:style style:name="P8" style:family="paragraph" style:parent-style-name="Standard">
      <style:text-properties fo:font-size="16pt" officeooo:paragraph-rsid="0007b43e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f8f8f2"/>
    </style:style>
    <style:style style:name="P10" style:family="paragraph" style:parent-style-name="Preformatted_20_Text">
      <style:text-properties fo:color="#f8f8f2"/>
    </style:style>
    <style:style style:name="P1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style:line-height-at-least="0.529cm"/>
      <style:text-properties fo:color="#d73a49" style:font-name="SFMono-Regular" fo:font-size="9pt"/>
    </style:style>
    <style:style style:name="T1" style:family="text">
      <style:text-properties fo:color="#66d9ef"/>
    </style:style>
    <style:style style:name="T2" style:family="text">
      <style:text-properties fo:color="#66d9ef" style:font-name="DejaVu Sans Mono" fo:font-size="12.8000001907349pt"/>
    </style:style>
    <style:style style:name="T3" style:family="text">
      <style:text-properties fo:color="#66d9ef" style:font-name="DejaVu Sans Mono" fo:font-size="12.8000001907349pt" fo:font-style="italic"/>
    </style:style>
    <style:style style:name="T4" style:family="text">
      <style:text-properties fo:color="#fd971f" style:font-name="DejaVu Sans Mono" fo:font-size="12.8000001907349pt" fo:font-style="italic"/>
    </style:style>
    <style:style style:name="T5" style:family="text">
      <style:text-properties fo:color="#f92672"/>
    </style:style>
    <style:style style:name="T6" style:family="text">
      <style:text-properties fo:color="#f92672" style:font-name="DejaVu Sans Mono" fo:font-size="12.8000001907349pt"/>
    </style:style>
    <style:style style:name="T7" style:family="text">
      <style:text-properties fo:color="#f8f8f2" style:font-name="DejaVu Sans Mono" fo:font-size="12.8000001907349pt"/>
    </style:style>
    <style:style style:name="T8" style:family="text">
      <style:text-properties officeooo:rsid="00046250" style:font-size-asian="14pt" style:font-size-complex="16pt"/>
    </style:style>
    <style:style style:name="T9" style:family="text">
      <style:text-properties officeooo:rsid="0005ee96" style:font-size-asian="14pt" style:font-size-complex="16pt"/>
    </style:style>
    <style:style style:name="T10" style:family="text">
      <style:text-properties officeooo:rsid="0007b43e" style:font-size-asian="14pt" style:font-size-complex="16pt"/>
    </style:style>
    <style:style style:name="T11" style:family="text">
      <style:text-properties fo:color="#ae81ff" style:font-name="DejaVu Sans Mono" fo:font-size="12.8000001907349pt"/>
    </style:style>
    <style:style style:name="T12" style:family="text">
      <style:text-properties fo:color="#e6db74"/>
    </style:style>
    <style:style style:name="T13" style:family="text">
      <style:text-properties fo:color="#e6db74" style:font-name="DejaVu Sans Mono" fo:font-size="12.8000001907349pt"/>
    </style:style>
    <style:style style:name="T14" style:family="text">
      <style:text-properties style:font-name="DejaVu Sans Mono" fo:font-size="12.8000001907349pt"/>
    </style:style>
    <style:style style:name="T15" style:family="text">
      <style:text-properties fo:color="#d73a49"/>
    </style:style>
    <style:style style:name="T16" style:family="text">
      <style:text-properties fo:color="#005cc5"/>
    </style:style>
    <style:style style:name="T17" style:family="text">
      <style:text-properties fo:color="#032f62"/>
    </style:style>
    <style:style style:name="T18" style:family="text">
      <style:text-properties fo:color="#cc7832" style:font-name="DejaVu Sans Mono" fo:font-size="12.8000001907349pt"/>
    </style:style>
    <style:style style:name="T19" style:family="text">
      <style:text-properties officeooo:rsid="0009ce57"/>
    </style:style>
    <style:style style:name="T20" style:family="text">
      <style:text-properties officeooo:rsid="000b40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코드 리뷰</text:p>
      <text:p text:style-name="P6"><text:span text:style-name="T8">1.del → </text:span><text:span text:style-name="T3">for </text:span><text:span text:style-name="T7">l </text:span><text:span text:style-name="T3">in </text:span><text:span text:style-name="T2">range</text:span><text:span text:style-name="T7">(</text:span><text:span text:style-name="T2">len</text:span><text:span text:style-name="T7">(</text:span><text:span text:style-name="T4">scdb</text:span><text:span text:style-name="T7">))</text:span><text:span text:style-name="T6">:</text:span></text:p>
      <text:p text:style-name="P2"/>
      <text:p text:style-name="P2">2.inc 코드 방법</text:p>
      <text:p text:style-name="P7"><text:span text:style-name="T9"><text:tab/>1)</text:span><text:span text:style-name="T3">elif </text:span><text:span text:style-name="T7">parse[</text:span><text:span text:style-name="T11">0</text:span><text:span text:style-name="T7">] </text:span><text:span text:style-name="T6">== </text:span><text:span text:style-name="T13">'inc'</text:span><text:span text:style-name="T6">:</text:span></text:p>
      <text:p text:style-name="P10"><text:span text:style-name="T5"><text:s text:c="3"/></text:span><text:span text:style-name="T3">try</text:span><text:span text:style-name="T6">:</text:span></text:p>
      <text:p text:style-name="P10"><text:span text:style-name="T5"><text:s text:c="6"/></text:span><text:span text:style-name="T3">for </text:span><text:span text:style-name="T14">j </text:span><text:span text:style-name="T3">in </text:span><text:span text:style-name="T4">scdb</text:span><text:span text:style-name="T6">:</text:span></text:p>
      <text:p text:style-name="P10"><text:span text:style-name="T5"><text:s text:c="9"/></text:span><text:span text:style-name="T3">if </text:span><text:span text:style-name="T14">j[</text:span><text:span text:style-name="T13">'Name'</text:span><text:span text:style-name="T14">] </text:span><text:span text:style-name="T6">== </text:span><text:span text:style-name="T14">parse[</text:span><text:span text:style-name="T11">1</text:span><text:span text:style-name="T14">]</text:span><text:span text:style-name="T6">:</text:span></text:p>
      <text:p text:style-name="P10"><text:span text:style-name="T5"><text:s text:c="12"/></text:span><text:span text:style-name="T14">j[</text:span><text:span text:style-name="T13">'Score'</text:span><text:span text:style-name="T14">] </text:span><text:span text:style-name="T6">= </text:span><text:span text:style-name="T2">str</text:span><text:span text:style-name="T14">(</text:span><text:span text:style-name="T2">int</text:span><text:span text:style-name="T14">(j[</text:span><text:span text:style-name="T13">'Score'</text:span><text:span text:style-name="T14">])</text:span><text:span text:style-name="T6">+</text:span><text:span text:style-name="T2">int</text:span><text:span text:style-name="T14">(parse[</text:span><text:span text:style-name="T11">2</text:span><text:span text:style-name="T14">]))</text:span></text:p>
      <text:p text:style-name="P10"><text:s text:c="3"/><text:span text:style-name="T3">except</text:span><text:span text:style-name="T6">:</text:span></text:p>
      <text:p text:style-name="P9"><text:span text:style-name="T5"><text:s text:c="6"/></text:span><text:span text:style-name="T2">print</text:span><text:span text:style-name="T14">(</text:span><text:span text:style-name="T13">"Error"</text:span><text:span text:style-name="T14">)</text:span></text:p>
      <text:p text:style-name="P2"><text:tab/>2)</text:p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1"><text:bookmark text:name="LC55"/><text:span text:style-name="T15">try</text:span>:<text:bookmark text:name="L56"/></text:p>
          </table:table-cell>
          <table:table-cell table:style-name="표1.B1" office:value-type="string">
            <text:p text:style-name="P12"/>
          </table:table-cell>
        </table:table-row>
        <table:table-row>
          <table:table-cell table:style-name="표1.A1" office:value-type="string">
            <text:p text:style-name="P12"><text:bookmark text:name="LC56"/></text:p>
          </table:table-cell>
          <table:table-cell table:style-name="표1.A1" office:value-type="string">
            <text:p text:style-name="P11">added <text:span text:style-name="T15">=</text:span> parse[<text:span text:style-name="T16">2</text:span>]<text:bookmark text:name="L57"/></text:p>
          </table:table-cell>
        </table:table-row>
        <table:table-row>
          <table:table-cell table:style-name="표1.A1" office:value-type="string">
            <text:p text:style-name="P12"><text:bookmark text:name="LC57"/></text:p>
          </table:table-cell>
          <table:table-cell table:style-name="표1.A1" office:value-type="string">
            <text:p text:style-name="P11"><text:span text:style-name="T15">for</text:span> i <text:span text:style-name="T15">in</text:span> scdb:<text:bookmark text:name="L58"/></text:p>
          </table:table-cell>
        </table:table-row>
        <table:table-row>
          <table:table-cell table:style-name="표1.A1" office:value-type="string">
            <text:p text:style-name="P12"><text:bookmark text:name="LC58"/></text:p>
          </table:table-cell>
          <table:table-cell table:style-name="표1.A1" office:value-type="string">
            <text:p text:style-name="P11"><text:span text:style-name="T15">if</text:span> i[<text:span text:style-name="T17">'Name'</text:span>] <text:span text:style-name="T15">==</text:span> parse[<text:span text:style-name="T16">1</text:span>]:<text:bookmark text:name="L59"/></text:p>
          </table:table-cell>
        </table:table-row>
        <table:table-row>
          <table:table-cell table:style-name="표1.A1" office:value-type="string">
            <text:p text:style-name="P12"><text:bookmark text:name="LC59"/></text:p>
          </table:table-cell>
          <table:table-cell table:style-name="표1.A1" office:value-type="string">
            <text:p text:style-name="P11">editedDB <text:span text:style-name="T15">=</text:span> i<text:bookmark text:name="L60"/></text:p>
          </table:table-cell>
        </table:table-row>
        <table:table-row>
          <table:table-cell table:style-name="표1.A1" office:value-type="string">
            <text:p text:style-name="P12"><text:bookmark text:name="LC60"/></text:p>
          </table:table-cell>
          <table:table-cell table:style-name="표1.A1" office:value-type="string">
            <text:p text:style-name="P11">scdb.remove(i)<text:bookmark text:name="L61"/></text:p>
          </table:table-cell>
        </table:table-row>
        <table:table-row>
          <table:table-cell table:style-name="표1.A1" office:value-type="string">
            <text:p text:style-name="P12"><text:bookmark text:name="LC61"/></text:p>
          </table:table-cell>
          <table:table-cell table:style-name="표1.A1" office:value-type="string">
            <text:p text:style-name="P11">num <text:span text:style-name="T15">=</text:span> editedDB[<text:span text:style-name="T17">"Score"</text:span>]<text:bookmark text:name="L62"/></text:p>
          </table:table-cell>
        </table:table-row>
        <table:table-row>
          <table:table-cell table:style-name="표1.A1" office:value-type="string">
            <text:p text:style-name="P12"><text:bookmark text:name="LC62"/></text:p>
          </table:table-cell>
          <table:table-cell table:style-name="표1.A1" office:value-type="string">
            <text:p text:style-name="P11">num <text:span text:style-name="T15">=</text:span> <text:span text:style-name="T16">int</text:span>(num)<text:bookmark text:name="L63"/></text:p>
          </table:table-cell>
        </table:table-row>
        <table:table-row>
          <table:table-cell table:style-name="표1.A1" office:value-type="string">
            <text:p text:style-name="P12"><text:bookmark text:name="LC63"/></text:p>
          </table:table-cell>
          <table:table-cell table:style-name="표1.A1" office:value-type="string">
            <text:p text:style-name="P11">num <text:span text:style-name="T15">+=</text:span> <text:span text:style-name="T16">int</text:span>(added)<text:bookmark text:name="L64"/></text:p>
          </table:table-cell>
        </table:table-row>
        <table:table-row>
          <table:table-cell table:style-name="표1.A1" office:value-type="string">
            <text:p text:style-name="P12"><text:bookmark text:name="LC64"/></text:p>
          </table:table-cell>
          <table:table-cell table:style-name="표1.A1" office:value-type="string">
            <text:p text:style-name="P11">num <text:span text:style-name="T15">=</text:span> <text:span text:style-name="T16">str</text:span>(num)<text:bookmark text:name="L65"/></text:p>
          </table:table-cell>
        </table:table-row>
        <table:table-row>
          <table:table-cell table:style-name="표1.A1" office:value-type="string">
            <text:p text:style-name="P12"><text:bookmark text:name="LC65"/></text:p>
          </table:table-cell>
          <table:table-cell table:style-name="표1.A1" office:value-type="string">
            <text:p text:style-name="P11">editedDB[<text:span text:style-name="T17">"Score"</text:span>] <text:span text:style-name="T15">=</text:span> num<text:bookmark text:name="L66"/></text:p>
          </table:table-cell>
        </table:table-row>
        <table:table-row>
          <table:table-cell table:style-name="표1.A1" office:value-type="string">
            <text:p text:style-name="P12"><text:bookmark text:name="LC66"/></text:p>
          </table:table-cell>
          <table:table-cell table:style-name="표1.A1" office:value-type="string">
            <text:p text:style-name="P11">scdb.append(editedDB)<text:bookmark text:name="L67"/></text:p>
          </table:table-cell>
        </table:table-row>
        <table:table-row>
          <table:table-cell table:style-name="표1.A1" office:value-type="string">
            <text:p text:style-name="P12"><text:bookmark text:name="LC67"/></text:p>
          </table:table-cell>
          <table:table-cell table:style-name="표1.A1" office:value-type="string">
            <text:p text:style-name="P13">break<text:bookmark text:name="L68"/></text:p>
          </table:table-cell>
        </table:table-row>
        <table:table-row>
          <table:table-cell table:style-name="표1.A1" office:value-type="string">
            <text:p text:style-name="P12"><text:bookmark text:name="LC68"/></text:p>
          </table:table-cell>
          <table:table-cell table:style-name="표1.A1" office:value-type="string">
            <text:p text:style-name="P11"><text:span text:style-name="T15">except</text:span>:<text:bookmark text:name="L69"/></text:p>
          </table:table-cell>
        </table:table-row>
        <table:table-row>
          <table:table-cell table:style-name="표1.A1" office:value-type="string">
            <text:p text:style-name="P12"><text:bookmark text:name="LC69"/></text:p>
          </table:table-cell>
          <table:table-cell table:style-name="표1.A1" office:value-type="string">
            <text:p text:style-name="P11"><text:span text:style-name="T16">print</text:span>(<text:span text:style-name="T17">"Unable to find name"</text:span>)</text:p>
          </table:table-cell>
        </table:table-row>
      </table:table>
      <text:p text:style-name="P2"/>
      <text:p text:style-name="P3">3. inc 명령 자리 숫자 에러코드 추가</text:p>
      <text:p text:style-name="P8"><text:span text:style-name="T10"><text:tab/></text:span><text:span text:style-name="T3">if </text:span><text:span text:style-name="T2">len</text:span><text:span text:style-name="T7">(parse) </text:span><text:span text:style-name="T6">!= </text:span><text:span text:style-name="T11">3</text:span><text:span text:style-name="T6">:</text:span></text:p>
      <text:p text:style-name="P10"><text:span text:style-name="T5"><text:s text:c="3"/></text:span><text:span text:style-name="T2">print</text:span><text:span text:style-name="T14">(</text:span><text:span text:style-name="T13">"TypeError"</text:span><text:span text:style-name="T14">)</text:span></text:p>
      <text:p text:style-name="P9"><text:s text:c="3"/><text:span text:style-name="T3">continue</text:span></text:p>
      <text:p text:style-name="P3">4. add parse[2] parse[3] int로 입력하기 에러코드 추가</text:p>
      <text:p text:style-name="P8"><text:span text:style-name="T10"><text:tab/></text:span><text:span text:style-name="T3">f </text:span><text:span text:style-name="T2">int</text:span><text:span text:style-name="T7">(parse[</text:span><text:span text:style-name="T11">2</text:span><text:span text:style-name="T7">]) </text:span><text:span text:style-name="T3">and </text:span><text:span text:style-name="T2">int</text:span><text:span text:style-name="T7">(parse[</text:span><text:span text:style-name="T11">3</text:span><text:span text:style-name="T7">])</text:span><text:span text:style-name="T6">:</text:span></text:p>
      <text:p text:style-name="P10"><text:span text:style-name="T5"><text:s text:c="3"/></text:span><text:span text:style-name="T14">record </text:span><text:span text:style-name="T6">= </text:span><text:span text:style-name="T14">{</text:span><text:span text:style-name="T13">'Name'</text:span><text:span text:style-name="T6">:</text:span><text:span text:style-name="T14">parse[</text:span><text:span text:style-name="T11">1</text:span><text:span text:style-name="T14">]</text:span><text:span text:style-name="T18">, </text:span><text:span text:style-name="T13">'Age'</text:span><text:span text:style-name="T6">:</text:span><text:span text:style-name="T14">parse[</text:span><text:span text:style-name="T11">2</text:span><text:span text:style-name="T14">]</text:span><text:span text:style-name="T18">, </text:span><text:span text:style-name="T13">'Score'</text:span><text:span text:style-name="T6">:</text:span><text:span text:style-name="T14">parse[</text:span><text:span text:style-name="T11">3</text:span><text:span text:style-name="T14">]}</text:span></text:p>
      <text:p text:style-name="P9"><text:s text:c="3"/><text:span text:style-name="T4">scdb </text:span><text:span text:style-name="T6">+= </text:span><text:span text:style-name="T14">[record]</text:span></text:p>
      <text:p text:style-name="P4">5. show 자릿수 초과 에러코드 추가 <text:span text:style-name="T19">+ </text:span>show 이상한거 입력 시 에러코드 추가</text:p>
      <text:p text:style-name="P8"><text:span text:style-name="T10"><text:tab/></text:span><text:span text:style-name="T3">elif </text:span><text:span text:style-name="T7">parse[</text:span><text:span text:style-name="T11">0</text:span><text:span text:style-name="T7">] </text:span><text:span text:style-name="T6">== </text:span><text:span text:style-name="T13">'show'</text:span><text:span text:style-name="T6">:</text:span></text:p>
      <text:p text:style-name="P10"><text:span text:style-name="T5"><text:s text:c="3"/></text:span><text:span text:style-name="T3">if </text:span><text:span text:style-name="T2">len</text:span><text:span text:style-name="T14">(parse) </text:span><text:span text:style-name="T6">== </text:span><text:span text:style-name="T11">1</text:span><text:span text:style-name="T6">:</text:span></text:p>
      <text:p text:style-name="P10"><text:span text:style-name="T5"><text:s text:c="6"/></text:span><text:span text:style-name="T14">sortKey </text:span><text:span text:style-name="T6">= </text:span><text:span text:style-name="T13">'Name'</text:span></text:p>
      <text:p text:style-name="P10"><text:span text:style-name="T12"><text:s text:c="3"/></text:span><text:span text:style-name="T3">elif </text:span><text:span text:style-name="T2">len</text:span><text:span text:style-name="T14">(parse) </text:span><text:span text:style-name="T6">== </text:span><text:span text:style-name="T11">2</text:span><text:span text:style-name="T6">:</text:span></text:p>
      <text:p text:style-name="P10"><text:soft-page-break/><text:span text:style-name="T5"><text:s text:c="6"/></text:span><text:span text:style-name="T3">if </text:span><text:span text:style-name="T14">parse[</text:span><text:span text:style-name="T11">1</text:span><text:span text:style-name="T14">] </text:span><text:span text:style-name="T6">== </text:span><text:span text:style-name="T13">'Name'</text:span><text:span text:style-name="T6">:</text:span></text:p>
      <text:p text:style-name="P10"><text:span text:style-name="T5"><text:s text:c="9"/></text:span><text:span text:style-name="T14">sortKey </text:span><text:span text:style-name="T6">= </text:span><text:span text:style-name="T13">'Name'</text:span></text:p>
      <text:p text:style-name="P10"><text:span text:style-name="T12"><text:s text:c="6"/></text:span><text:span text:style-name="T3">elif </text:span><text:span text:style-name="T14">parse[</text:span><text:span text:style-name="T11">1</text:span><text:span text:style-name="T14">] </text:span><text:span text:style-name="T6">== </text:span><text:span text:style-name="T13">'Age'</text:span><text:span text:style-name="T6">:</text:span></text:p>
      <text:p text:style-name="P10"><text:span text:style-name="T5"><text:s text:c="9"/></text:span><text:span text:style-name="T14">sortKey </text:span><text:span text:style-name="T6">= </text:span><text:span text:style-name="T13">'Age'</text:span></text:p>
      <text:p text:style-name="P10"><text:span text:style-name="T12"><text:s text:c="6"/></text:span><text:span text:style-name="T3">elif </text:span><text:span text:style-name="T14">parse[</text:span><text:span text:style-name="T11">1</text:span><text:span text:style-name="T14">] </text:span><text:span text:style-name="T6">== </text:span><text:span text:style-name="T13">'Score'</text:span><text:span text:style-name="T6">:</text:span></text:p>
      <text:p text:style-name="P10"><text:span text:style-name="T5"><text:s text:c="9"/></text:span><text:span text:style-name="T14">sortKey </text:span><text:span text:style-name="T6">= </text:span><text:span text:style-name="T13">'Score'</text:span></text:p>
      <text:p text:style-name="P10"><text:span text:style-name="T12"><text:s text:c="6"/></text:span><text:span text:style-name="T3">else</text:span><text:span text:style-name="T6">:</text:span></text:p>
      <text:p text:style-name="P10"><text:span text:style-name="T5"><text:s text:c="9"/></text:span><text:span text:style-name="T2">print</text:span><text:span text:style-name="T14">(</text:span><text:span text:style-name="T13">"TypeError"</text:span><text:span text:style-name="T14">)</text:span></text:p>
      <text:p text:style-name="P10"><text:s text:c="9"/><text:span text:style-name="T3">continue</text:span></text:p>
      <text:p text:style-name="P10"><text:span text:style-name="T1"><text:s text:c="3"/></text:span><text:span text:style-name="T3">else</text:span><text:span text:style-name="T6">:</text:span></text:p>
      <text:p text:style-name="P10"><text:span text:style-name="T5"><text:s text:c="6"/></text:span><text:span text:style-name="T2">print</text:span><text:span text:style-name="T14">(</text:span><text:span text:style-name="T13">"TypeError"</text:span><text:span text:style-name="T14">)</text:span></text:p>
      <text:p text:style-name="P10"><text:s text:c="6"/><text:span text:style-name="T3">continue</text:span></text:p>
      <text:p text:style-name="P9"><text:span text:style-name="T1"><text:s text:c="3"/></text:span><text:span text:style-name="T14">showScoreDB(</text:span><text:span text:style-name="T4">scdb</text:span><text:span text:style-name="T18">, </text:span><text:span text:style-name="T14">sortKey)</text:span></text:p>
      <text:p text:style-name="P3"/>
      <text:p text:style-name="P3"><text:span text:style-name="T20">6</text:span>. </text:p>
      <text:p text:style-name="P1"/>
      <text:p text:style-name="P1"/>
      <text:p text:style-name="P1"/>
      <text:p text:style-name="P1"/>
      <text:p text:style-name="P1">에러코드</text:p>
      <text:p text:style-name="P1">1. inc 대상없음 → notfound 안뜸</text:p>
      <text:p text:style-name="P1"/>
      <text:p text:style-name="P1">2. find 대상없음 → notfound 안뜸</text:p>
      <text:p text:style-name="P1"/>
      <text:p text:style-name="P1"/>
      <text:p text:style-name="P1"/>
      <text:p text:style-name="P5">class usernotfound(exception)</text:p>
      <text:p text:style-name="P5"><text:tab/>def –init(self):</text:p>
      <text:p text:style-name="P5"><text:tab/><text:tab/>super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0:46:35.723812778</meta:creation-date>
    <dc:date>2017-09-14T13:07:42.586342606</dc:date>
    <meta:editing-duration>PT1H56M30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2" meta:paragraph-count="59" meta:word-count="222" meta:character-count="1246" meta:non-whitespace-character-count="969"/>
  </office:meta>
</office:document-meta>
</file>